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3ffbd" draw:textarea-horizontal-align="justify" draw:textarea-vertical-align="middle" draw:auto-grow-height="false" fo:min-height="2.163cm" fo:min-width="4.453cm"/>
    </style:style>
    <style:style style:name="gr2" style:family="graphic" style:parent-style-name="standard">
      <style:graphic-properties svg:stroke-color="#000000" draw:fill-color="#93e9ff" draw:textarea-horizontal-align="justify" draw:textarea-vertical-align="middle" draw:auto-grow-height="false" fo:min-height="2.163cm" fo:min-width="4.453cm"/>
    </style:style>
    <style:style style:name="gr3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6" style:family="graphic" style:parent-style-name="standard">
      <style:graphic-properties svg:stroke-color="#000000" draw:fill-color="#eddcff" draw:textarea-horizontal-align="justify" draw:textarea-vertical-align="middle" draw:auto-grow-height="false" fo:min-height="2.163cm" fo:min-width="4.453cm"/>
    </style:style>
    <style:style style:name="gr7" style:family="graphic" style:parent-style-name="standard">
      <style:graphic-properties svg:stroke-color="#3333ff" draw:fill-color="#000099" draw:opacity="100%" draw:textarea-horizontal-align="justify" draw:textarea-vertical-align="middle" draw:auto-grow-height="false" fo:min-height="2.163cm" fo:min-width="4.453cm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2.163cm" fo:min-width="4.4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</style:style>
    <style:style style:name="gr10" style:family="graphic" style:parent-style-name="standard">
      <style:graphic-properties svg:stroke-color="#000000" draw:fill-color="#caf4ff" draw:textarea-horizontal-align="justify" draw:textarea-vertical-align="middle" draw:auto-grow-height="false" fo:min-height="2.163cm" fo:min-width="4.453cm"/>
    </style:style>
    <style:style style:name="gr11" style:family="graphic" style:parent-style-name="standard">
      <style:graphic-properties svg:stroke-color="#000000" draw:fill-color="#ffd4b8" draw:textarea-horizontal-align="justify" draw:textarea-vertical-align="middle" draw:auto-grow-height="false" fo:min-height="2.163cm" fo:min-width="4.453cm"/>
    </style:style>
    <style:style style:name="gr12" style:family="graphic" style:parent-style-name="standard">
      <style:graphic-properties svg:stroke-width="0.106cm" svg:stroke-color="#ffff99" draw:marker-start-width="0.359cm" draw:marker-end-width="0.359cm" draw:fill-color="#330000" draw:textarea-horizontal-align="justify" draw:textarea-vertical-align="middle" draw:auto-grow-height="false" fo:min-height="4.145cm" fo:min-width="5.8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d3ffbd"/>
      <style:paragraph-properties fo:text-align="center"/>
      <style:text-properties style:font-name="Consolas1"/>
    </style:style>
    <style:style style:name="P3" style:family="paragraph">
      <loext:graphic-properties draw:fill-color="#93e9ff"/>
      <style:paragraph-properties fo:text-align="center"/>
      <style:text-properties style:font-name="Consolas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800000" style:font-name="Consolas1" fo:font-size="12pt" style:font-size-asian="12pt" style:font-size-complex="12pt"/>
    </style:style>
    <style:style style:name="P6" style:family="paragraph">
      <loext:graphic-properties draw:fill-color="#eddcff"/>
      <style:paragraph-properties fo:text-align="center"/>
      <style:text-properties style:font-name="Consolas1"/>
    </style:style>
    <style:style style:name="P7" style:family="paragraph">
      <loext:graphic-properties draw:fill-color="#000099" draw:opacity="100%"/>
      <style:paragraph-properties fo:text-align="center"/>
      <style:text-properties fo:color="#ffffff" style:font-name="Consolas1" fo:font-weight="bold" style:font-weight-asian="bold" style:font-weight-complex="bold"/>
    </style:style>
    <style:style style:name="P8" style:family="paragraph">
      <loext:graphic-properties draw:fill-color="#ffff99"/>
      <style:paragraph-properties fo:text-align="center"/>
      <style:text-properties style:font-name="Consolas1" fo:font-weight="bold" style:font-weight-asian="bold" style:font-weight-complex="bold"/>
    </style:style>
    <style:style style:name="P9" style:family="paragraph">
      <loext:graphic-properties draw:fill-color="#caf4ff"/>
      <style:paragraph-properties fo:text-align="center"/>
      <style:text-properties style:font-name="Consolas1"/>
    </style:style>
    <style:style style:name="P10" style:family="paragraph">
      <loext:graphic-properties draw:fill-color="#ffd4b8"/>
      <style:paragraph-properties fo:text-align="center"/>
      <style:text-properties style:font-name="Consolas1"/>
    </style:style>
    <style:style style:name="P11" style:family="paragraph">
      <loext:graphic-properties draw:fill-color="#330000"/>
      <style:paragraph-properties fo:text-align="center"/>
      <style:text-properties fo:color="#ffff99" style:font-name="Consolas1" fo:font-size="30pt" style:font-size-asian="30pt" style:font-size-complex="30pt"/>
    </style:style>
    <style:style style:name="T1" style:family="text">
      <style:text-properties style:font-name="Consolas1" fo:font-weight="bold" style:font-weight-asian="bold" style:font-weight-complex="bold"/>
    </style:style>
    <style:style style:name="T2" style:family="text">
      <style:text-properties style:font-name="Consolas1" fo:font-size="8pt" style:font-size-asian="8pt" style:font-size-complex="8pt"/>
    </style:style>
    <style:style style:name="T3" style:family="text">
      <style:text-properties style:font-name="Consolas1"/>
    </style:style>
    <style:style style:name="T4" style:family="text">
      <style:text-properties fo:color="#800000" style:font-name="Consolas1" fo:font-size="12pt" style:font-size-asian="12pt" style:font-size-complex="12pt"/>
    </style:style>
    <style:style style:name="T5" style:family="text">
      <style:text-properties fo:color="#ffffff" style:font-name="Consolas1" fo:font-weight="bold" style:font-weight-asian="bold" style:font-weight-complex="bold"/>
    </style:style>
    <style:style style:name="T6" style:family="text">
      <style:text-properties fo:color="#ffff99" style:font-name="Consolas1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ffff99" style:font-name="Consolas1" fo:font-size="15pt" style:font-size-asian="15pt" style:font-size-complex="15pt"/>
    </style:style>
    <style:style style:name="T8" style:family="text">
      <style:text-properties fo:color="#ffff99" style:font-name="Consola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413cm" svg:x="1.889cm" svg:y="1.508cm">
          <text:p text:style-name="P1"><text:span text:style-name="T1">DIANNE</text:span></text:p>
          <text:p text:style-name="P1"><text:span text:style-name="T2">Dataset Initiation </text:span></text:p>
          <text:p text:style-name="P1"><text:span text:style-name="T2">Algorithm for</text:span></text:p>
          <text:p text:style-name="P1"><text:span text:style-name="T2">Nominal Note</text:span></text:p>
          <text:p text:style-name="P1"><text:span text:style-name="T2">Extrapo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953cm" svg:height="2.413cm" svg:x="1.889cm" svg:y="6.921cm">
          <text:p text:style-name="P1"><text:span text:style-name="T1">NADINE</text:span></text:p>
          <text:p text:style-name="P1"><text:span text:style-name="T2">Neural Array Dataset</text:span></text:p>
          <text:p text:style-name="P1"><text:span text:style-name="T2">Interpreter for</text:span></text:p>
          <text:p text:style-name="P1"><text:span text:style-name="T2">Note Extrapol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953cm" svg:height="2.413cm" svg:x="12.589cm" svg:y="8.921cm">
          <text:p text:style-name="P1"><text:span text:style-name="T3">NEURAL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365cm" svg:y1="3.921cm" svg:x2="4.365cm" svg:y2="6.921cm" draw:start-shape="id1" draw:start-glue-point="2" draw:end-shape="id2" svg:d="M4365 3921v3000" svg:viewBox="0 0 1 3001">
          <text:p/>
        </draw:connector>
        <draw:frame draw:style-name="gr4" draw:text-style-name="P5" draw:layer="layout" svg:width="2.132cm" svg:height="0.746cm" draw:transform="rotate (-1.5707963267949) translate (5.064cm 4.302cm)">
          <draw:text-box>
            <text:p><text:span text:style-name="T4">dataset</text:span></text:p>
          </draw:text-box>
        </draw:frame>
        <draw:connector draw:style-name="gr3" draw:text-style-name="P4" draw:layer="layout" svg:x1="4.365cm" svg:y1="9.334cm" svg:x2="12.589cm" svg:y2="10.127cm" draw:start-shape="id2" draw:start-glue-point="2" draw:end-shape="id3" svg:d="M4365 9334v793h8224" svg:viewBox="0 0 8225 794">
          <text:p/>
        </draw:connector>
        <draw:frame draw:style-name="gr5" draw:text-style-name="P5" draw:layer="layout" svg:width="6.519cm" svg:height="1.736cm" svg:x="6.165cm" svg:y="9.509cm">
          <draw:text-box>
            <text:p><text:span text:style-name="T4">raw training data</text:span></text:p>
          </draw:text-box>
        </draw:frame>
        <draw:custom-shape draw:style-name="gr6" draw:text-style-name="P6" xml:id="id5" draw:id="id5" draw:layer="layout" svg:width="4.953cm" svg:height="2.413cm" svg:x="22.689cm" svg:y="8.921cm">
          <text:p text:style-name="P1"><text:span text:style-name="T1">MOIRA</text:span></text:p>
          <text:p text:style-name="P1"><text:span text:style-name="T2">Mediating Output Interpreter</text:span></text:p>
          <text:p text:style-name="P1"><text:span text:style-name="T2">for Real-time 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2.413cm" svg:x="12.589cm" svg:y="8.921cm">
          <text:p text:style-name="P1"><text:span text:style-name="T3">NEURAL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4.953cm" svg:height="2.413cm" svg:x="12.589cm" svg:y="8.921cm">
          <text:p text:style-name="P1"><text:span text:style-name="T5">NEURAL</text:span></text:p>
          <text:p text:style-name="P1"><text:span text:style-name="T5">NETWOR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542cm" svg:y1="10.127cm" svg:x2="22.689cm" svg:y2="10.127cm" draw:start-shape="id4" draw:start-glue-point="1" draw:end-shape="id5" draw:end-glue-point="3" svg:d="M17542 10127h5147" svg:viewBox="0 0 5148 1">
          <text:p/>
        </draw:connector>
        <draw:frame draw:style-name="gr5" draw:text-style-name="P5" draw:layer="layout" svg:width="6.519cm" svg:height="1.736cm" svg:x="17.666cm" svg:y="9.509cm">
          <draw:text-box>
            <text:p><text:span text:style-name="T4">raw neuron output</text:span></text:p>
          </draw:text-box>
        </draw:frame>
        <draw:custom-shape draw:style-name="gr8" draw:text-style-name="P8" xml:id="id6" draw:id="id6" draw:layer="layout" svg:width="4.953cm" svg:height="2.413cm" svg:x="22.689cm" svg:y="16.421cm">
          <text:p text:style-name="P1"><text:span text:style-name="T1">END US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5.165cm" svg:y1="11.334cm" svg:x2="25.165cm" svg:y2="16.421cm" draw:start-shape="id5" draw:start-glue-point="2" draw:end-shape="id6" draw:end-glue-point="0" svg:d="M25165 11334v5087" svg:viewBox="0 0 1 5088">
          <text:p/>
        </draw:connector>
        <draw:frame draw:style-name="gr9" draw:text-style-name="P5" draw:layer="layout" svg:width="3.937cm" svg:height="1.241cm" draw:transform="rotate (-1.5707963267949) translate (25.863cm 12.43cm)">
          <draw:text-box>
            <text:p><text:span text:style-name="T4">chord name </text:span></text:p>
          </draw:text-box>
        </draw:frame>
        <draw:custom-shape draw:style-name="gr10" draw:text-style-name="P9" xml:id="id7" draw:id="id7" draw:layer="layout" svg:width="4.953cm" svg:height="2.413cm" svg:x="12.589cm" svg:y="1.521cm">
          <text:p text:style-name="P1"><text:span text:style-name="T1">SOLEIL</text:span></text:p>
          <text:p text:style-name="P1"><text:span text:style-name="T2">Summative Output Landscaper</text:span></text:p>
          <text:p text:style-name="P1"><text:span text:style-name="T2">of Errors, Inconsistencies,</text:span></text:p>
          <text:p text:style-name="P1"><text:span text:style-name="T2">and Latenci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065cm" svg:y1="8.921cm" svg:x2="15.065cm" svg:y2="3.934cm" draw:start-shape="id4" draw:start-glue-point="0" draw:end-shape="id7" svg:d="M15065 8921v-4987" svg:viewBox="0 0 1 4988">
          <text:p/>
        </draw:connector>
        <draw:frame draw:style-name="gr5" draw:text-style-name="P5" draw:layer="layout" svg:width="5.477cm" svg:height="1.736cm" draw:transform="rotate (-1.5707963267949) translate (15.817cm 4.556cm)">
          <draw:text-box>
            <text:p><text:span text:style-name="T4">performance data</text:span></text:p>
          </draw:text-box>
        </draw:frame>
        <draw:custom-shape draw:style-name="gr11" draw:text-style-name="P10" xml:id="id8" draw:id="id8" draw:layer="layout" svg:width="4.953cm" svg:height="2.413cm" svg:x="12.589cm" svg:y="16.421cm">
          <text:p text:style-name="P1"><text:span text:style-name="T1">BAE</text:span></text:p>
          <text:p text:style-name="P1"><text:span text:style-name="T2">Backpropagation</text:span></text:p>
          <text:p text:style-name="P1"><text:span text:style-name="T2">Assistance Engin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065cm" svg:y1="16.421cm" svg:x2="15.065cm" svg:y2="11.334cm" draw:start-shape="id8" draw:start-glue-point="0" draw:end-shape="id4" draw:end-glue-point="2" svg:d="M15065 16421v-5087" svg:viewBox="0 0 1 5088">
          <text:p/>
        </draw:connector>
        <draw:connector draw:style-name="gr3" draw:text-style-name="P4" draw:layer="layout" draw:type="line" svg:x1="22.689cm" svg:y1="17.627cm" svg:x2="17.542cm" svg:y2="17.627cm" draw:start-shape="id6" draw:end-shape="id8" svg:d="M22689 17627h-5147" svg:viewBox="0 0 5148 1">
          <text:p/>
        </draw:connector>
        <draw:frame draw:style-name="gr5" draw:text-style-name="P5" draw:layer="layout" svg:width="6.519cm" svg:height="1.736cm" svg:x="18.23cm" svg:y="16.917cm">
          <draw:text-box>
            <text:p><text:span text:style-name="T4">expected chord</text:span></text:p>
          </draw:text-box>
        </draw:frame>
        <draw:frame draw:style-name="gr5" draw:text-style-name="P5" draw:layer="layout" svg:width="3.956cm" svg:height="1.736cm" draw:transform="rotate (-1.5707963267949) translate (15.818cm 12.157cm)">
          <draw:text-box>
            <text:p><text:span text:style-name="T4">squared deltas</text:span></text:p>
          </draw:text-box>
        </draw:frame>
        <draw:custom-shape draw:style-name="gr12" draw:text-style-name="P11" draw:layer="layout" svg:width="6.35cm" svg:height="4.395cm" svg:x="1cm" svg:y="15.605cm">
          <text:p text:style-name="P1"><text:span text:style-name="T6">R2 B09</text:span></text:p>
          <text:p text:style-name="P1"><text:span text:style-name="T7">Subroutine Data</text:span></text:p>
          <text:p text:style-name="P1"><text:span text:style-name="T7">Flow Diagram</text:span></text:p>
          <text:p text:style-name="P1"><text:span text:style-name="T8">NAVARRO / CORONEL</text:span></text:p>
          <text:p text:style-name="P1"><text:span text:style-name="T8">Rev. 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2:02:55.904000000</meta:creation-date>
    <dc:date>2018-01-23T13:47:43.788000000</dc:date>
    <meta:editing-duration>PT31M15S</meta:editing-duration>
    <meta:editing-cycles>7</meta:editing-cycles>
    <meta:generator>LibreOffice/5.1.5.2$Windows_x86 LibreOffice_project/7a864d8825610a8c07cfc3bc01dd4fce6a9447e5</meta:generator>
    <meta:document-statistic meta:object-count="24"/>
  </office:meta>
</office:document-meta>
</file>